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49.09mm"/>
    </style:style>
    <style:style style:name="co10" style:family="table-column">
      <style:table-column-properties fo:break-before="auto" style:column-width="51.28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160.74mm"/>
    </style:style>
    <style:style style:name="co13" style:family="table-column">
      <style:table-column-properties fo:break-before="auto" style:column-width="139.51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4.99mm"/>
    </style:style>
    <style:style style:name="co17" style:family="table-column">
      <style:table-column-properties fo:break-before="auto" style:column-width="74.51mm"/>
    </style:style>
    <style:style style:name="co18" style:family="table-column">
      <style:table-column-properties fo:break-before="auto" style:column-width="1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1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 fo:padding="0.85mm"/>
    </style:style>
    <style:style style:name="ce2" style:family="table-cell" style:parent-style-name="Default">
      <style:table-cell-properties style:text-align-source="fix" style:repeat-content="false" fo:wrap-option="wrap" fo:border="2.24pt solid #000000" fo:padding="0.85mm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obot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ty Single Board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Qty Total Batch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pares</text:p>
          </table:table-cell>
          <table:table-cell office:value-type="string" calcext:value-type="string">
            <text:p>Total+Spares</text:p>
          </table:table-cell>
          <table:table-cell office:value-type="string" calcext:value-type="string">
            <text:p>Need to Bu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Q5,Q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N74AHC125RGY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HC125RGYR</text:p>
          </table:table-cell>
          <table:table-cell office:value-type="string" calcext:value-type="string">
            <text:p>Buffer/Line Driver 4-CH Non-Inverting 3-ST CMOS 14-Pin VQFN EP T/R</text:p>
          </table:table-cell>
          <table:table-cell office:value-type="string" calcext:value-type="string">
            <text:p>Ultra_Librarian:SN74AHC125RGYR</text:p>
          </table:table-cell>
          <table:table-cell/>
        </table:table-row>
        <table:table-row table:style-name="ro1">
          <table:table-cell office:value-type="string" calcext:value-type="string">
            <text:p>U8,U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V8830DRC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RV8830DRCR</text:p>
          </table:table-cell>
          <table:table-cell office:value-type="string" calcext:value-type="string">
            <text:p>DC Motor Driver I2C Control</text:p>
          </table:table-cell>
          <table:table-cell office:value-type="string" calcext:value-type="string">
            <text:p>Snapeda:IC_DRV8830DRCR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C8811R-T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EFC8811R-TF</text:p>
          </table:table-cell>
          <table:table-cell office:value-type="string" calcext:value-type="string">
            <text:p>custom_transistors:ON_Semiconductor-568AL-10_2013-O-MFG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P3901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NCP3901</text:p>
          </table:table-cell>
          <table:table-cell office:value-type="string" calcext:value-type="string">
            <text:p>Power Mux</text:p>
          </table:table-cell>
          <table:table-cell office:value-type="string" calcext:value-type="string">
            <text:p>custom_modules:NCP3901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F0102DCT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SF0102DCTR</text:p>
          </table:table-cell>
          <table:table-cell office:value-type="string" calcext:value-type="string">
            <text:p>Dual bidirectional multi-voltage level translator</text:p>
          </table:table-cell>
          <table:table-cell office:value-type="string" calcext:value-type="string">
            <text:p>Snapeda:SOP65P400X130-8N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77857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7857</text:p>
          </table:table-cell>
          <table:table-cell office:value-type="string" calcext:value-type="string">
            <text:p>Switching Voltage Regulators 2.5V to 16V Input, 7A Switching Current High Efficiency Buck-Boost Converter </text:p>
          </table:table-cell>
          <table:table-cell office:value-type="string" calcext:value-type="string">
            <text:p>Package_BGA:WLP-35_7x5_2.828x2.028mm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77958EWV+T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7958EWV+T</text:p>
          </table:table-cell>
          <table:table-cell office:value-type="string" calcext:value-type="string">
            <text:p>USB-PD Controller</text:p>
          </table:table-cell>
          <table:table-cell office:value-type="string" calcext:value-type="string">
            <text:p>Ultra_Librarian:MAX77958EWV&amp;plus_T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Q27742YZFR-G1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BQ27742YZFR-G1</text:p>
          </table:table-cell>
          <table:table-cell office:value-type="string" calcext:value-type="string">
            <text:p>Package_BGA:Texas_Instruments-YZF0015-0-0-MFG</text:p>
          </table:table-cell>
          <table:table-cell/>
        </table:table-row>
        <table:table-row table:style-name="ro1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77976EFD+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7976EFD+</text:p>
          </table:table-cell>
          <table:table-cell/>
          <table:table-cell office:value-type="string" calcext:value-type="string">
            <text:p>Ultra_Librarian:MAX77976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77642ANA+</text:p>
          </table:table-cell>
          <table:table-cell office:value-type="string" calcext:value-type="string">
            <text:p>Maxim</text:p>
          </table:table-cell>
          <table:table-cell table:number-columns-repeated="2" office:value-type="string" calcext:value-type="string">
            <text:p>MAX77642ANA+</text:p>
          </table:table-cell>
          <table:table-cell office:value-type="string" calcext:value-type="string">
            <text:p>Package_BGA:Maxim-N252B2-1-0-A-MFG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33771DKZ-13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AP33771DKZ-13</text:p>
          </table:table-cell>
          <table:table-cell office:value-type="string" calcext:value-type="string">
            <text:p>Diodes Inc. ACDC Decoder W-QFN4040-24 T&amp;R 3K</text:p>
          </table:table-cell>
          <table:table-cell office:value-type="string" calcext:value-type="string">
            <text:p>Package_DFN_QFN:AP33771DKZ13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Uxcell</text:p>
          </table:table-cell>
          <table:table-cell office:value-type="string" calcext:value-type="string">
            <text:p>a15042300ux0145</text:p>
          </table:table-cell>
          <table:table-cell/>
          <table:table-cell office:value-type="string" calcext:value-type="string">
            <text:p>custom_modules:battery26650_holderOnly</text:p>
          </table:table-cell>
          <table:table-cell/>
        </table:table-row>
        <table:table-row table:style-name="ro1">
          <table:table-cell office:value-type="string" calcext:value-type="string">
            <text:p>BT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Suprise Collection</text:p>
          </table:table-cell>
          <table:table-cell office:value-type="string" calcext:value-type="string">
            <text:p>26650-5000-1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custom_modules:battery26650</text:p>
          </table:table-cell>
          <table:table-cell/>
        </table:table-row>
        <table:table-row table:style-name="ro1">
          <table:table-cell office:value-type="string" calcext:value-type="string">
            <text:p>C1,C33,C34,C76,C78,C86,C87,C91,C9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226ME15D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,C3,C18,C19,C45,C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5C1H270JA01J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402_1005Metric</text:p>
          </table:table-cell>
          <table:table-cell/>
        </table:table-row>
        <table:table-row table:style-name="ro1">
          <table:table-cell office:value-type="string" calcext:value-type="string">
            <text:p>C4,C8,C10,C21,C22,C29,C47,C48,C50,C51,C52,C53,C54,C55,C69,C88,C10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E105KA12D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402_1005Metric</text:p>
          </table:table-cell>
          <table:table-cell/>
        </table:table-row>
        <table:table-row table:style-name="ro1">
          <table:table-cell office:value-type="string" calcext:value-type="string">
            <text:p>C5,C6,C7,C9,C11,C12,C13,C14,C15,C16,C24,C32,C35,C36,C37,C38,C39,C40,C41,C44,C57,C58,C59,C60,C61,C62,C63,C64,C65,C66,C70,C71,C72,C73,C74,C85,C90,C92,C102,C103,C10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4KA5NNN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402_1005Metric</text:p>
          </table:table-cell>
          <table:table-cell/>
        </table:table-row>
        <table:table-row table:style-name="ro1">
          <table:table-cell office:value-type="string" calcext:value-type="string">
            <text:p>C17,C20,C25,C27,C42,C43,C67,C68,C75,C77,C8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E106KA73J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3,C97,C100,C1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475KAQNNNG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C26,C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8,C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5KP8NNN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30,C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224KA8NNN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DNP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C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3KA5NNN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apacitor_SMD:C_0402_1005Metric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_B</text:p>
          </table:table-cell>
          <table:table-cell office:value-type="string" calcext:value-type="string">
            <text:p>Harvatek</text:p>
          </table:table-cell>
          <table:table-cell office:value-type="string" calcext:value-type="string">
            <text:p>B0211NB--02D000114U1930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Diode_SMD:D_0603_1608Metric_Harvatek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_YG</text:p>
          </table:table-cell>
          <table:table-cell office:value-type="string" calcext:value-type="string">
            <text:p>Harvatek</text:p>
          </table:table-cell>
          <table:table-cell office:value-type="string" calcext:value-type="string">
            <text:p>B1911UYG-20D000114U1930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Diode_SMD:D_0603_1608Metric_Harvatek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SD2114S040S8R0</text:p>
          </table:table-cell>
          <table:table-cell/>
          <table:table-cell office:value-type="string" calcext:value-type="string">
            <text:p>Diode_SMD:SD2114S040S8R0</text:p>
          </table:table-cell>
          <table:table-cell/>
        </table:table-row>
        <table:table-row table:style-name="ro1">
          <table:table-cell office:value-type="string" calcext:value-type="string">
            <text:p>H1,H2,H3,H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untingHol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unting Hole without connection</text:p>
          </table:table-cell>
          <table:table-cell office:value-type="string" calcext:value-type="string">
            <text:p>MountingHole:MountingHole_2.7mm_M2.5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BC_Receptacle_SMD_RA</text:p>
          </table:table-cell>
          <table:table-cell office:value-type="string" calcext:value-type="string">
            <text:p>Amphenol Commercial Products</text:p>
          </table:table-cell>
          <table:table-cell office:value-type="string" calcext:value-type="string">
            <text:p>12401610E4#2A</text:p>
          </table:table-cell>
          <table:table-cell/>
          <table:table-cell office:value-type="string" calcext:value-type="string">
            <text:p>AltiumImports:CON_USB3.1-C_RCPT_SMD_RA_ACP_12401610E4#2A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7996-412H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7996-412HLF</text:p>
          </table:table-cell>
          <table:table-cell office:value-type="string" calcext:value-type="string">
            <text:p>CONN HEADER VERT 12POS 2.54MM</text:p>
          </table:table-cell>
          <table:table-cell office:value-type="string" calcext:value-type="string">
            <text:p>Connector_PinHeader_2.54mm:PinHeader_2x06_P2.54mm_Vertical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B4120-03-C_REVA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4120-03-C</text:p>
          </table:table-cell>
          <table:table-cell/>
          <table:table-cell office:value-type="string" calcext:value-type="string">
            <text:p>Connector_USB:GCT_USB4120-03-C_REVA</text:p>
          </table:table-cell>
          <table:table-cell/>
        </table:table-row>
        <table:table-row table:style-name="ro1">
          <table:table-cell office:value-type="string" calcext:value-type="string">
            <text:p>JP1,JP2,JP3,JP4,JP5,JP6,JP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umper_Bridged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PH1-02-UA</text:p>
          </table:table-cell>
          <table:table-cell office:value-type="string" calcext:value-type="string">
            <text:p>Jumper, 2-pole, closed/bridged</text:p>
          </table:table-cell>
          <table:table-cell office:value-type="string" calcext:value-type="string">
            <text:p>custom_connectors:2.54mm_2pointJumperClosed</text:p>
          </table:table-cell>
          <table:table-cell/>
        </table:table-row>
        <table:table-row table:style-name="ro1">
          <table:table-cell office:value-type="string" calcext:value-type="string">
            <text:p>JP8,JP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er_Open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PH1-02-UA</text:p>
          </table:table-cell>
          <table:table-cell office:value-type="string" calcext:value-type="string">
            <text:p>Jumper, 2-pole, open</text:p>
          </table:table-cell>
          <table:table-cell office:value-type="string" calcext:value-type="string">
            <text:p>custom_connectors:2.54mm_2pointJumperOpen</text:p>
          </table:table-cell>
          <table:table-cell/>
        </table:table-row>
        <table:table-row table:style-name="ro1">
          <table:table-cell office:value-type="string" calcext:value-type="string">
            <text:p>JP10,JP11,JP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8-4030</text:p>
          </table:table-cell>
          <table:table-cell office:value-type="string" calcext:value-type="string">
            <text:p>Jumper, 3-pole, pins 1+2 closed/bridged</text:p>
          </table:table-cell>
          <table:table-cell office:value-type="string" calcext:value-type="string">
            <text:p>Connector_PinHeader_2.54mm:PinHeader_1x03_P2.54mm_Vertical_Pins12Connected</text:p>
          </table:table-cell>
          <table:table-cell/>
        </table:table-row>
        <table:table-row table:style-name="ro1">
          <table:table-cell office:value-type="string" calcext:value-type="string">
            <text:p>JP13,JP14,JP15,JP16,JP17,JP18,JP19,JP20,JP21,JP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QPC02SXGN-RC</text:p>
          </table:table-cell>
          <table:table-cell office:value-type="string" calcext:value-type="string">
            <text:p>Mechanical Jumper</text:p>
          </table:table-cell>
          <table:table-cell office:value-type="string" calcext:value-type="string">
            <text:p>custom_connectors:2.54mm_2pointJumper</text:p>
          </table:table-cell>
          <table:table-cell/>
        </table:table-row>
        <table:table-row table:style-name="ro1">
          <table:table-cell office:value-type="string" calcext:value-type="string">
            <text:p>L1,L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NRS6028T1R5NMGJ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ustom_inductors:NRS6028T1R5NMGJ</text:p>
          </table:table-cell>
          <table:table-cell/>
        </table:table-row>
        <table:table-row table:style-name="ro1">
          <table:table-cell office:value-type="string" calcext:value-type="string">
            <text:p>L2,L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7u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R47M01</text:p>
          </table:table-cell>
          <table:table-cell office:value-type="string" calcext:value-type="string">
            <text:p>Inductor symbol for simulation only</text:p>
          </table:table-cell>
          <table:table-cell office:value-type="string" calcext:value-type="string">
            <text:p>custom_inductors:Vishay-IHLP-2020BZ-FP_1.905x2.79-3D_2.0-0-0-MFG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2N7002AK,LM</text:p>
          </table:table-cell>
          <table:table-cell office:value-type="string" calcext:value-type="string">
            <text:p>N-MOSFET transistor, gate/source/drain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3,Q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JL3416A</text:p>
          </table:table-cell>
          <table:table-cell office:value-type="string" calcext:value-type="string">
            <text:p>Yangjie Electronic Technology </text:p>
          </table:table-cell>
          <table:table-cell office:value-type="string" calcext:value-type="string">
            <text:p>YJL3416A</text:p>
          </table:table-cell>
          <table:table-cell office:value-type="string" calcext:value-type="string">
            <text:p>20V Vds, 0.63 Id, N-Channel MOSFET with ESD protection, SOT-523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R1,R5,R46,R47,R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Walsin Technologies</text:p>
          </table:table-cell>
          <table:table-cell office:value-type="string" calcext:value-type="string">
            <text:p>WR04X102 JT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402JT27R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string" calcext:value-type="string">
            <text:p>R6,R7,R32,R33,R41,R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10R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string" calcext:value-type="string">
            <text:p>R10,R11,R14,R15,R20,R21,R34,R3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T2K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T5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7,R49,R59,R60,R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G10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T47K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9,R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T20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2,R23,R24,R25,R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T100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8,R31,R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T10K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9,R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RQJR39V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37,R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649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38,R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T12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43,R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JW-201G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PA0805FRF470R005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805_2012Metric</text:p>
          </table:table-cell>
          <table:table-cell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8CWJR010V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1206_3216Metric</text:p>
          </table:table-cell>
          <table:table-cell/>
        </table:table-row>
        <table:table-row table:style-name="ro1">
          <table:table-cell office:value-type="string" calcext:value-type="string">
            <text:p>R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68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768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13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28K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4K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10R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tackpole Electronics, Inc.</text:p>
          </table:table-cell>
          <table:table-cell office:value-type="string" calcext:value-type="string">
            <text:p>RMCF0603JT360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5K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63,R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JT5K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0710M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S202011SCQN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SCQN</text:p>
          </table:table-cell>
          <table:table-cell office:value-type="string" calcext:value-type="string">
            <text:p>SWITCH SLIDE DPDT 300MA 6V</text:p>
          </table:table-cell>
          <table:table-cell office:value-type="string" calcext:value-type="string">
            <text:p>Button_Switch_SMD:Switch_Slide_JS202011SCQN</text:p>
          </table:table-cell>
          <table:table-cell/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AT-5-1P-FT</text:p>
          </table:table-cell>
          <table:table-cell office:value-type="string" calcext:value-type="string">
            <text:p>Temperature dependent resistor</text:p>
          </table:table-cell>
          <table:table-cell office:value-type="string" calcext:value-type="string">
            <text:p>custom_modules:battery26650_thermistor</text:p>
          </table:table-cell>
          <table:table-cell/>
        </table:table-row>
        <table:table-row table:style-name="ro1">
          <table:table-cell office:value-type="string" calcext:value-type="string">
            <text:p>TP1,TP2,TP3,TP4,TP5,TP6,TP9,TP10,TP11,TP13,TP14,TP15,TP16,TP17,TP18,TP19,TP20,TP21,TP22,TP23,TP24,TP25,TP26,TP29,TP30,TP31,TP32,TP33,TP34,TP3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P5002</text:p>
          </table:table-cell>
          <table:table-cell office:value-type="string" calcext:value-type="string">
            <text:p>Keystone Electronics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TestPoint:KEYSTONE_5002</text:p>
          </table:table-cell>
          <table:table-cell/>
        </table:table-row>
        <table:table-row table:style-name="ro1">
          <table:table-cell office:value-type="string" calcext:value-type="string">
            <text:p>TP27,TP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PinHeader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PH1-02-UA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WRM483265-10F5-12V-G</text:p>
          </table:table-cell>
          <table:table-cell/>
          <table:table-cell office:value-type="string" calcext:value-type="string">
            <text:p>custom_modules:WRM483265-10F5-12V-G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128Mb Serial Flash Memory, Standard/Dual/Quad SPI, SOIC-8</text:p>
          </table:table-cell>
          <table:table-cell office:value-type="string" calcext:value-type="string">
            <text:p>Package_SO:SOIC-8_5.23x5.23mm_P1.27mm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SC0914(13)</text:p>
          </table:table-cell>
          <table:table-cell/>
          <table:table-cell office:value-type="string" calcext:value-type="string">
            <text:p>RP2040_minimal:RP2040-QFN-56</text:p>
          </table:table-cell>
          <table:table-cell/>
        </table:table-row>
        <table:table-row table:style-name="ro1">
          <table:table-cell office:value-type="string" calcext:value-type="string">
            <text:p>U7,U10,U15,U19,U20,U21,U22,U23,U26,U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PD1E05U0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D1E05U06DPYR</text:p>
          </table:table-cell>
          <table:table-cell/>
          <table:table-cell office:value-type="string" calcext:value-type="string">
            <text:p>Package_X1SON:TPD1E05U06DPYR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f1048bucx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fpf1048bucx</text:p>
          </table:table-cell>
          <table:table-cell/>
          <table:table-cell office:value-type="string" calcext:value-type="string">
            <text:p>Package_BGA:BGA6N50P3X2_146X96X62N</text:p>
          </table:table-cell>
          <table:table-cell/>
        </table:table-row>
        <table:table-row table:style-name="ro1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PS61253AYFF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1253AYFFR</text:p>
          </table:table-cell>
          <table:table-cell office:value-type="string" calcext:value-type="string">
            <text:p>TPS6125xA 3.8-MHz, 5-V / 4-A Boost in 1.2-mm x 1.3-mm WCSP</text:p>
          </table:table-cell>
          <table:table-cell office:value-type="string" calcext:value-type="string">
            <text:p>Package_BGA:Texas_Instruments-YFF0009-BGA9C40P3X3_119X129X62</text:p>
          </table:table-cell>
          <table:table-cell/>
        </table:table-row>
        <table:table-row table:style-name="ro1">
          <table:table-cell office:value-type="string" calcext:value-type="string">
            <text:p>U24,U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VS0500DRV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VS0500DRVR</text:p>
          </table:table-cell>
          <table:table-cell office:value-type="string" calcext:value-type="string">
            <text:p>Flat-Clamp Surge Protection Device. 5Vrwm, WSON-6</text:p>
          </table:table-cell>
          <table:table-cell office:value-type="string" calcext:value-type="string">
            <text:p>Package_SON:TVS0500DRVR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LS-12.000MHZ-B4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BLS-12.000MHZ-B4-T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RP2040_minimal:Crystal_SMD_HC49-US</text:p>
          </table:table-cell>
          <table:table-cell/>
        </table:table-row>
      </table:table>
      <table:table table:name="labels" table:style-name="ta1">
        <table:table-column table:style-name="co16" table:default-cell-style-name="ce1"/>
        <table:table-column table:style-name="co17" table:default-cell-style-name="ce2"/>
        <table:table-column table:style-name="co18" table:default-cell-style-name="Default"/>
        <table:table-column table:style-name="co16" table:default-cell-style-name="ce1"/>
        <table:table-column table:style-name="co17" table:default-cell-style-name="ce2"/>
        <table:table-row table:style-name="ro2">
          <table:table-cell office:value-type="string" calcext:value-type="string">
            <text:p>Ref</text:p>
          </table:table-cell>
          <table:table-cell table:formula="of:=[robot_bom.$A$2]" office:value-type="string" office:string-value="Q5,Q6" calcext:value-type="string">
            <text:p>Q5,Q6</text:p>
          </table:table-cell>
          <table:table-cell/>
          <table:table-cell office:value-type="string" calcext:value-type="string">
            <text:p>Ref</text:p>
          </table:table-cell>
          <table:table-cell table:formula="of:=[$robot_bom.A3]" office:value-type="string" office:string-value="U8,U9" calcext:value-type="string">
            <text:p>U8,U9</text:p>
          </table:table-cell>
        </table:table-row>
        <table:table-row table:style-name="ro2">
          <table:table-cell office:value-type="string" calcext:value-type="string">
            <text:p>MPN</text:p>
          </table:table-cell>
          <table:table-cell table:formula="of:=[robot_bom.$K$2]" office:value-type="string" office:string-value="SN74AHC125RGYR" calcext:value-type="string">
            <text:p>SN74AHC125RGYR</text:p>
          </table:table-cell>
          <table:table-cell/>
          <table:table-cell office:value-type="string" calcext:value-type="string">
            <text:p>MPN</text:p>
          </table:table-cell>
          <table:table-cell table:formula="of:=[$robot_bom.K3]" office:value-type="string" office:string-value="DRV8830DRCR" calcext:value-type="string">
            <text:p>DRV8830DRCR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table:formula="of:=[robot_bom.$L$2]" office:value-type="string" office:string-value="Buffer/Line Driver 4-CH Non-Inverting 3-ST CMOS 14-Pin VQFN EP T/R" calcext:value-type="string">
            <text:p>Buffer/Line Driver 4-CH Non-Inverting 3-ST CMOS 14-Pin VQFN EP T/R</text:p>
          </table:table-cell>
          <table:table-cell/>
          <table:table-cell office:value-type="string" calcext:value-type="string">
            <text:p>Description</text:p>
          </table:table-cell>
          <table:table-cell table:formula="of:=[$robot_bom.L3]" office:value-type="string" office:string-value="DC Motor Driver I2C Control" calcext:value-type="string">
            <text:p>DC Motor Driver I2C Control</text:p>
          </table:table-cell>
        </table:table-row>
        <table:table-row table:style-name="ro2">
          <table:table-cell office:value-type="string" calcext:value-type="string">
            <text:p>Qty</text:p>
          </table:table-cell>
          <table:table-cell table:formula="of:=[robot_bom.$G$2]" office:value-type="float" office:value="11" calcext:value-type="float">
            <text:p>11</text:p>
          </table:table-cell>
          <table:table-cell/>
          <table:table-cell office:value-type="string" calcext:value-type="string">
            <text:p>Qty</text:p>
          </table:table-cell>
          <table:table-cell table:formula="of:=[robot_bom.$G$3]" office:value-type="float" office:value="11" calcext:value-type="float">
            <text:p>11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Ref</text:p>
          </table:table-cell>
          <table:table-cell table:formula="of:=[robot_bom.$A$4]" office:value-type="string" office:string-value="Q2" calcext:value-type="string">
            <text:p>Q2</text:p>
          </table:table-cell>
          <table:table-cell/>
          <table:table-cell office:value-type="string" calcext:value-type="string">
            <text:p>Ref</text:p>
          </table:table-cell>
          <table:table-cell table:formula="of:=[robot_bom.$A$5]" office:value-type="string" office:string-value="U4" calcext:value-type="string">
            <text:p>U4</text:p>
          </table:table-cell>
        </table:table-row>
        <table:table-row table:style-name="ro2">
          <table:table-cell office:value-type="string" calcext:value-type="string">
            <text:p>MPN</text:p>
          </table:table-cell>
          <table:table-cell table:formula="of:=[robot_bom.$K$4]" office:value-type="string" office:string-value="EFC8811R-TF" calcext:value-type="string">
            <text:p>EFC8811R-TF</text:p>
          </table:table-cell>
          <table:table-cell/>
          <table:table-cell office:value-type="string" calcext:value-type="string">
            <text:p>MPN</text:p>
          </table:table-cell>
          <table:table-cell table:formula="of:=[robot_bom.$K$5]" office:value-type="string" office:string-value="NCP3901" calcext:value-type="string">
            <text:p>NCP3901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table:formula="of:=[robot_bom.$L$4]" office:value-type="string" office:string-value="EFC8811R-TF" calcext:value-type="string">
            <text:p>EFC8811R-TF</text:p>
          </table:table-cell>
          <table:table-cell/>
          <table:table-cell office:value-type="string" calcext:value-type="string">
            <text:p>Description</text:p>
          </table:table-cell>
          <table:table-cell table:formula="of:=[robot_bom.$L$5]" office:value-type="string" office:string-value="Power Mux" calcext:value-type="string">
            <text:p>Power Mux</text:p>
          </table:table-cell>
        </table:table-row>
        <table:table-row table:style-name="ro2">
          <table:table-cell office:value-type="string" calcext:value-type="string">
            <text:p>Qty</text:p>
          </table:table-cell>
          <table:table-cell table:formula="of:=[robot_bom.$G$4]" office:value-type="float" office:value="6" calcext:value-type="float">
            <text:p>6</text:p>
          </table:table-cell>
          <table:table-cell/>
          <table:table-cell office:value-type="string" calcext:value-type="string">
            <text:p>Qty</text:p>
          </table:table-cell>
          <table:table-cell table:formula="of:=[robot_bom.$G$5]" office:value-type="float" office:value="6" calcext:value-type="float">
            <text:p>6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Ref</text:p>
          </table:table-cell>
          <table:table-cell table:formula="of:=[robot_bom.$A$6]" office:value-type="string" office:string-value="U5" calcext:value-type="string">
            <text:p>U5</text:p>
          </table:table-cell>
          <table:table-cell/>
          <table:table-cell office:value-type="string" calcext:value-type="string">
            <text:p>Ref</text:p>
          </table:table-cell>
          <table:table-cell table:formula="of:=[robot_bom.$A$7]" office:value-type="string" office:string-value="U6" calcext:value-type="string">
            <text:p>U6</text:p>
          </table:table-cell>
        </table:table-row>
        <table:table-row table:style-name="ro2">
          <table:table-cell office:value-type="string" calcext:value-type="string">
            <text:p>MPN</text:p>
          </table:table-cell>
          <table:table-cell table:formula="of:=[robot_bom.$K$6]" office:value-type="string" office:string-value="LSF0102DCTR" calcext:value-type="string">
            <text:p>LSF0102DCTR</text:p>
          </table:table-cell>
          <table:table-cell/>
          <table:table-cell office:value-type="string" calcext:value-type="string">
            <text:p>MPN</text:p>
          </table:table-cell>
          <table:table-cell table:formula="of:=[robot_bom.$K$7]" office:value-type="string" office:string-value="MAX77857" calcext:value-type="string">
            <text:p>MAX77857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table:formula="of:=[robot_bom.$L$6]" office:value-type="string" office:string-value="Dual bidirectional multi-voltage level translator" calcext:value-type="string">
            <text:p>Dual bidirectional multi-voltage level translator</text:p>
          </table:table-cell>
          <table:table-cell/>
          <table:table-cell office:value-type="string" calcext:value-type="string">
            <text:p>Description</text:p>
          </table:table-cell>
          <table:table-cell table:formula="of:=[robot_bom.$L$7]" office:value-type="string" office:string-value="Switching Voltage Regulators 2.5V to 16V Input, 7A Switching Current High Efficiency Buck-Boost Converter " calcext:value-type="string">
            <text:p>Switching Voltage Regulators 2.5V to 16V Input, 7A Switching Current High Efficiency Buck-Boost Converter </text:p>
          </table:table-cell>
        </table:table-row>
        <table:table-row table:style-name="ro2">
          <table:table-cell office:value-type="string" calcext:value-type="string">
            <text:p>Qty</text:p>
          </table:table-cell>
          <table:table-cell table:formula="of:=[robot_bom.$G$6]" office:value-type="float" office:value="6" calcext:value-type="float">
            <text:p>6</text:p>
          </table:table-cell>
          <table:table-cell/>
          <table:table-cell office:value-type="string" calcext:value-type="string">
            <text:p>Qty</text:p>
          </table:table-cell>
          <table:table-cell table:formula="of:=[robot_bom.$G$7]" office:value-type="float" office:value="6" calcext:value-type="float">
            <text:p>6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Ref</text:p>
          </table:table-cell>
          <table:table-cell table:formula="of:=[robot_bom.$A$8]" office:value-type="string" office:string-value="U11" calcext:value-type="string">
            <text:p>U11</text:p>
          </table:table-cell>
          <table:table-cell/>
          <table:table-cell office:value-type="string" calcext:value-type="string">
            <text:p>Ref</text:p>
          </table:table-cell>
          <table:table-cell table:formula="of:=[robot_bom.$A$9]" office:value-type="string" office:string-value="U12" calcext:value-type="string">
            <text:p>U12</text:p>
          </table:table-cell>
        </table:table-row>
        <table:table-row table:style-name="ro2">
          <table:table-cell office:value-type="string" calcext:value-type="string">
            <text:p>MPN</text:p>
          </table:table-cell>
          <table:table-cell table:formula="of:=[robot_bom.$K$8]" office:value-type="string" office:string-value="MAX77958EWV+T" calcext:value-type="string">
            <text:p>MAX77958EWV+T</text:p>
          </table:table-cell>
          <table:table-cell/>
          <table:table-cell office:value-type="string" calcext:value-type="string">
            <text:p>MPN</text:p>
          </table:table-cell>
          <table:table-cell table:formula="of:=[robot_bom.$K$9]" office:value-type="string" office:string-value="BQ27742YZFR-G1" calcext:value-type="string">
            <text:p>BQ27742YZFR-G1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table:formula="of:=[robot_bom.$L$8]" office:value-type="string" office:string-value="USB-PD Controller" calcext:value-type="string">
            <text:p>USB-PD Controller</text:p>
          </table:table-cell>
          <table:table-cell/>
          <table:table-cell office:value-type="string" calcext:value-type="string">
            <text:p>Description</text:p>
          </table:table-cell>
          <table:table-cell table:formula="of:=[robot_bom.$L$9]" office:value-type="string" office:string-value="BQ27742YZFR-G1" calcext:value-type="string">
            <text:p>BQ27742YZFR-G1</text:p>
          </table:table-cell>
        </table:table-row>
        <table:table-row table:style-name="ro2">
          <table:table-cell office:value-type="string" calcext:value-type="string">
            <text:p>Qty</text:p>
          </table:table-cell>
          <table:table-cell table:formula="of:=[robot_bom.$G$8]" office:value-type="float" office:value="6" calcext:value-type="float">
            <text:p>6</text:p>
          </table:table-cell>
          <table:table-cell/>
          <table:table-cell office:value-type="string" calcext:value-type="string">
            <text:p>Qty</text:p>
          </table:table-cell>
          <table:table-cell table:formula="of:=[robot_bom.$G$9]" office:value-type="float" office:value="6" calcext:value-type="float">
            <text:p>6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Ref</text:p>
          </table:table-cell>
          <table:table-cell table:formula="of:=[robot_bom.$A$10]" office:value-type="string" office:string-value="U13" calcext:value-type="string">
            <text:p>U13</text:p>
          </table:table-cell>
          <table:table-cell/>
          <table:table-cell office:value-type="string" calcext:value-type="string">
            <text:p>Ref</text:p>
          </table:table-cell>
          <table:table-cell table:formula="of:=[robot_bom.$A$11]" office:value-type="string" office:string-value="U14" calcext:value-type="string">
            <text:p>U14</text:p>
          </table:table-cell>
        </table:table-row>
        <table:table-row table:style-name="ro2">
          <table:table-cell office:value-type="string" calcext:value-type="string">
            <text:p>MPN</text:p>
          </table:table-cell>
          <table:table-cell table:formula="of:=[robot_bom.$K$10]" office:value-type="string" office:string-value="MAX77976EFD+" calcext:value-type="string">
            <text:p>MAX77976EFD+</text:p>
          </table:table-cell>
          <table:table-cell/>
          <table:table-cell office:value-type="string" calcext:value-type="string">
            <text:p>MPN</text:p>
          </table:table-cell>
          <table:table-cell table:formula="of:=[robot_bom.$K$11]" office:value-type="string" office:string-value="MAX77642ANA+" calcext:value-type="string">
            <text:p>MAX77642ANA+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table:formula="of:=[robot_bom.$L$10]" office:value-type="float" office:value="0" calcext:value-type="float">
            <text:p>0</text:p>
          </table:table-cell>
          <table:table-cell/>
          <table:table-cell office:value-type="string" calcext:value-type="string">
            <text:p>Description</text:p>
          </table:table-cell>
          <table:table-cell table:formula="of:=[robot_bom.$L$11]" office:value-type="string" office:string-value="MAX77642ANA+" calcext:value-type="string">
            <text:p>MAX77642ANA+</text:p>
          </table:table-cell>
        </table:table-row>
        <table:table-row table:style-name="ro2">
          <table:table-cell office:value-type="string" calcext:value-type="string">
            <text:p>Qty</text:p>
          </table:table-cell>
          <table:table-cell table:formula="of:=[robot_bom.$G$10]" office:value-type="float" office:value="6" calcext:value-type="float">
            <text:p>6</text:p>
          </table:table-cell>
          <table:table-cell/>
          <table:table-cell office:value-type="string" calcext:value-type="string">
            <text:p>Qty</text:p>
          </table:table-cell>
          <table:table-cell table:formula="of:=[robot_bom.$G$11]" office:value-type="float" office:value="6" calcext:value-type="float">
            <text:p>6</text:p>
          </table:table-cell>
        </table:table-row>
        <table:table-row table:style-name="ro2" table:number-rows-repeated="1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0.01mm" fo:page-height="297mm" fo:margin-top="4.99mm" fo:margin-bottom="4.99mm" fo:margin-left="4.99mm" fo:margin-right="4.99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3T16:38:09.770624844</dc:date>
    <meta:editing-duration>PT1H30M4S</meta:editing-duration>
    <meta:editing-cycles>7</meta:editing-cycles>
    <meta:generator>LibreOffice/7.3.7.2$Linux_X86_64 LibreOffice_project/30$Build-2</meta:generator>
    <meta:print-date>2022-12-13T16:36:42.718264386</meta:print-date>
    <meta:document-statistic meta:table-count="2" meta:cell-count="1086" meta:object-count="0"/>
  </office:meta>
</office:document-meta>
</file>